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Expression.getValueTypeDescriptor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getValue( EvaluationContext context , @ Nullable Object root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Expression.getValue( @ Nullable Object rootObject , @ Nullable Class &lt; T &gt; expectedResul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pelExpression.compileExpress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elExpression.getValue( EvaluationContext context , @ Nullable Object rootObject , @ Nullable Class &lt; T &gt; expectedResul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pelExpression.isWritabl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getValue( EvaluationContext context , @ Nullable Class &lt; T &gt; expectedResul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pelExpression.setValue( EvaluationContext context ,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isWritabl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checkCompile( ExpressionState expression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elExpression.get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Expression.getValue( @ Nullable Class &lt; T &gt; expectedResul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pelExpression.toTypedValue( @ Nullable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revertToInterpr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setValue( EvaluationContext contex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getValueTyp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getValueTypeDescriptor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getValueTypeDescriptor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SpelExpression( String expression , SpelNodeImpl ast , Spe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getValueType( EvaluationContext context , @ Nullable Object roo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xpression.setValue(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get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getEvalu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pression.getValueType(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pression.getValue( Evalu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Expression.isWritabl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Expression.getValue( @ Nullable Object root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Expression.setEvaluationContext( EvaluationContext evalu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xpression.getValu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